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hatch" draw:fill-color="#cfe7f5" draw:fill-hatch-name="White_20_45_20_degrees" draw:fill-hatch-solid="fals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cm" svg:height="4.6cm" svg:x="2.9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4.6cm" svg:height="4.6cm" svg:x="12.799cm" svg:y="3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0.1cm" svg:height="4.6cm" svg:x="5.2cm" svg:y="3.6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10.1cm" svg:height="0.9cm" svg:x="5.2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7cm" svg:height="1.6cm" svg:x="4.876cm" svg:y="5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5" draw:text-style-name="P1" draw:layer="layout" svg:width="5.785cm" svg:height="0.869cm" draw:transform="skewX (-1.1381292052255) rotate (0.0581194640914112) translate (2.95372749197136cm 2.426857231557cm)" svg:viewBox="0 0 5786 870" svg:d="m0 870c2945 0 5786-870 5786-870">
            <text:p/>
          </draw:path>
          <draw:path draw:style-name="gr5" draw:text-style-name="P1" draw:layer="layout" svg:width="0.873cm" svg:height="0.304cm" draw:transform="skewX (-0.847182818918047) rotate (0.696211838620538) translate (8.72966153846154cm 2.09078455139632cm)" svg:viewBox="0 0 874 305" svg:d="m0 0c587 1 874 305 874 305">
            <text:p/>
          </draw:path>
          <draw:path draw:style-name="gr5" draw:text-style-name="P1" draw:layer="layout" svg:width="0.253cm" svg:height="0.196cm" draw:transform="skewX (-1.2009610582973) rotate (0.294786110661842) translate (9.80615384615385cm 1.56094177064765cm)" svg:viewBox="0 0 254 197" svg:d="m0 0c472 0 141 197 141 197">
            <text:p/>
          </draw:path>
          <draw:path draw:style-name="gr5" draw:text-style-name="P1" draw:layer="layout" svg:width="5.779cm" svg:height="0.868cm" draw:transform="skewX (1.1374310735247) rotate (-0.0584685299418111) translate (11.6131230769231cm 2.09044227569816cm)" svg:viewBox="0 0 5780 869" svg:d="m5780 869c-2943 1-5780-869-5780-869">
            <text:p/>
          </draw:path>
          <draw:path draw:style-name="gr5" draw:text-style-name="P1" draw:layer="layout" svg:width="0.875cm" svg:height="0.301cm" draw:transform="skewX (0.849975345721239) rotate (-0.693768377667747) translate (10.9397742003457cm 1.53042372761934cm)" svg:viewBox="0 0 876 302" svg:d="m876 0c-589 0-876 302-876 302">
            <text:p/>
          </draw:path>
          <draw:path draw:style-name="gr5" draw:text-style-name="P1" draw:layer="layout" svg:width="0.252cm" svg:height="0.196cm" draw:transform="skewX (1.20270638754929) rotate (-0.294786110661843) translate (10.2950138777526cm 1.48723673088471cm)" svg:viewBox="0 0 253 197" svg:d="m253 0c-472 0-139 197-139 197">
            <text:p/>
          </draw:path>
        </draw:g>
        <draw:g>
          <draw:path draw:style-name="gr5" draw:text-style-name="P1" draw:layer="layout" svg:width="1.266cm" svg:height="0.83cm" draw:transform="skewX (-0.234397718542838) rotate (-1.30637894511776) translate (18.5854365040187cm 4.59116233583128cm)" svg:viewBox="0 0 1267 831" svg:d="m0 831c645 0 1267-831 1267-831">
            <text:p/>
          </draw:path>
          <draw:path draw:style-name="gr5" draw:text-style-name="P1" draw:layer="layout" svg:width="0.57cm" svg:height="0.097cm" draw:transform="skewX (-0.12618730491919) rotate (-0.250803813511586) translate (18.9165739750446cm 5.81416789791123cm)" svg:viewBox="0 0 571 98" svg:d="m0 0c384 1 571 98 571 98">
            <text:p/>
          </draw:path>
          <draw:path draw:style-name="gr5" draw:text-style-name="P1" draw:layer="layout" svg:width="0.088cm" svg:height="0.116cm" draw:transform="skewX (-0.284663201000275) rotate (-0.615403094253202) translate (19.4398172905526cm 6.04213217266041cm)" svg:viewBox="0 0 89 117" svg:d="m0 0c166 0 49 117 49 117">
            <text:p/>
          </draw:path>
          <draw:path draw:style-name="gr5" draw:text-style-name="P1" draw:layer="layout" svg:width="1.266cm" svg:height="0.829cm" draw:transform="skewX (0.233525053916841) rotate (-1.83660997187363) translate (18.9169119875223cm 6.42478649098939cm)" svg:viewBox="0 0 1267 830" svg:d="m1267 830c-645 0-1267-830-1267-830">
            <text:p/>
          </draw:path>
          <draw:path draw:style-name="gr5" draw:text-style-name="P1" draw:layer="layout" svg:width="0.57cm" svg:height="0.095cm" draw:transform="skewX (0.125838239068791) rotate (-2.88834537912542) translate (19.4700683652266cm 6.28162899076947cm)" svg:viewBox="0 0 571 96" svg:d="m571 0c-384 0-571 96-571 96">
            <text:p/>
          </draw:path>
          <draw:path draw:style-name="gr5" draw:text-style-name="P1" draw:layer="layout" svg:width="0.089cm" svg:height="0.116cm" draw:transform="skewX (0.268431638956728) rotate (-2.52618955933659) translate (19.5132530310654cm 6.14514271711198cm)" svg:viewBox="0 0 90 117" svg:d="m90 0c-166 0-51 117-51 11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White_20_45_20_degrees" draw:display-name="White 45 degrees" draw:style="single" draw:color="#ffffff" draw:distance="0.1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ze </meta:initial-creator>
    <meta:creation-date>2013-09-09T22:24:01</meta:creation-date>
    <dc:date>2013-09-09T22:39:23</dc:date>
    <dc:creator>Eze </dc:creator>
    <meta:editing-duration>PT12S</meta:editing-duration>
    <meta:editing-cycles>1</meta:editing-cycles>
    <meta:document-statistic meta:object-count="20"/>
    <meta:generator>LibreOffice/3.5$Linux_x86 LibreOffice_project/350m1$Build-2</meta:generator>
  </office:meta>
</office:document-meta>
</file>